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1688" calcext:value-type="float">
            <text:p>43.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0352" calcext:value-type="float">
            <text:p>43.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7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5112" calcext:value-type="float">
            <text:p>43.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248" calcext:value-type="float">
            <text:p>42.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2816" calcext:value-type="float">
            <text:p>42.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576" calcext:value-type="float">
            <text:p>42.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444" calcext:value-type="float">
            <text:p>43.1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33416" calcext:value-type="float">
            <text:p>43.3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6048" calcext:value-type="float">
            <text:p>43.0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10328" calcext:value-type="float">
            <text:p>43.0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5944" calcext:value-type="float">
            <text:p>42.9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6296" calcext:value-type="float">
            <text:p>43.5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9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6632" calcext:value-type="float">
            <text:p>43.1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5192" calcext:value-type="float">
            <text:p>43.0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41392" calcext:value-type="float">
            <text:p>43.1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8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98848" calcext:value-type="float">
            <text:p>42.5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7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7784" calcext:value-type="float">
            <text:p>42.4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7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4102</text:p>
          </table:table-cell>
          <table:table-cell office:value-type="string" calcext:value-type="string">
            <text:p>197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